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013" officeooo:paragraph-rsid="000cc013"/>
    </style:style>
    <style:style style:name="P2" style:family="paragraph" style:parent-style-name="Standard">
      <style:text-properties officeooo:rsid="000cc013" officeooo:paragraph-rsid="000ccc95"/>
    </style:style>
    <style:style style:name="P3" style:family="paragraph" style:parent-style-name="Standard">
      <style:text-properties officeooo:rsid="000ccc95" officeooo:paragraph-rsid="000ccc95"/>
    </style:style>
    <style:style style:name="P4" style:family="paragraph" style:parent-style-name="Standard">
      <style:text-properties officeooo:rsid="000e2402" officeooo:paragraph-rsid="000e2402"/>
    </style:style>
    <style:style style:name="P5" style:family="paragraph" style:parent-style-name="Standard">
      <style:text-properties officeooo:rsid="000cc013" officeooo:paragraph-rsid="000cc013"/>
    </style:style>
    <style:style style:name="P6" style:family="paragraph" style:parent-style-name="Standard">
      <style:text-properties officeooo:rsid="000f2677" officeooo:paragraph-rsid="000f2677"/>
    </style:style>
    <style:style style:name="P7" style:family="paragraph" style:parent-style-name="Standard">
      <style:text-properties officeooo:rsid="00122c99" officeooo:paragraph-rsid="00122c99"/>
    </style:style>
    <style:style style:name="T1" style:family="text">
      <style:text-properties officeooo:rsid="000ccc95"/>
    </style:style>
    <style:style style:name="T2" style:family="text">
      <style:text-properties officeooo:rsid="0010ef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leitung</text:p>
      <text:p text:style-name="P1"/>
      <text:p text:style-name="P4">Bsp <text:a xlink:type="simple" xlink:href="http://www.benjamin-zaiser.de/uploads/media/SEL4.pdf" text:style-name="Internet_20_link" text:visited-style-name="Visited_20_Internet_20_Link">http://www.benjamin-zaiser.de/uploads/media/SEL4.pdf</text:a> </text:p>
      <text:p text:style-name="P1"/>
      <text:p text:style-name="P1">- Sicherheit:</text:p>
      <text:p text:style-name="P1"><text:tab/>Warum wichtig im Kernel?</text:p>
      <text:p text:style-name="P1"><text:tab/>Bsp vergangener Kernel (Sicherheitslücken)</text:p>
      <text:p text:style-name="P2"><text:tab/><text:tab/>“<text:span text:style-name="T1">Sicherheitslücken des Ubuntu-Kernel untersucht, die zwischen 2011 und 2016 behoben wurden. Neben 2 als "Kritisch" und 34 als "High" eingestuften Fehler gab es noch 334 als "Medium" und 186 als "Low" klassifizierte Bugs. “ </text:span></text:p>
      <text:p text:style-name="P3"><text:a xlink:type="simple" xlink:href="https://www.heise.de/security/meldung/Sicherheitsluecken-im-Linux-Kernel-existieren-meist-fuenf-Jahre-lang-3317427.html" text:style-name="Internet_20_link" text:visited-style-name="Visited_20_Internet_20_Link">https://www.heise.de/security/meldung/Sicherheitsluecken-im-Linux-Kernel-existieren-meist-fuenf-Jahre-lang-3317427.html</text:a></text:p>
      <text:p text:style-name="P3"><text:tab/><text:tab/></text:p>
      <text:p text:style-name="P1"><text:tab/></text:p>
      <text:p text:style-name="P1">- Sicherheit:</text:p>
      <text:p text:style-name="P1"><text:tab/>Besonderheiten embedded systems</text:p>
      <text:p text:style-name="P1"/>
      <text:p text:style-name="P1">- Warum seL4?</text:p>
      <text:p text:style-name="P1"/>
      <text:p text:style-name="P1">- Take-Grant</text:p>
      <text:p text:style-name="P1"><text:tab/>Entwicklung take-grant</text:p>
      <text:p text:style-name="P1"><text:tab/>Warum take-grant?</text:p>
      <text:p text:style-name="P1"/>
      <text:p text:style-name="P1">- Noninterference</text:p>
      <text:p text:style-name="P1"><text:tab/>Besonderheiten noninterference</text:p>
      <text:p text:style-name="P1"><text:tab/>Warum noninterference?</text:p>
      <text:p text:style-name="P1"/>
      <text:p text:style-name="P1">- Ziel der Arbeit</text:p>
      <text:p text:style-name="P1"><text:tab/>Zeigen oder Wiederlegen, dass das Take-Grant Modell in der Form ausreichend </text:p>
      <text:p text:style-name="P1"><text:tab/>ist, um für die Spezifikation die noninterference Eigenschaft zu zeigen</text:p>
      <text:p text:style-name="P1"/>
      <text:p text:style-name="P1">- Aufbau des Dokuments</text:p>
      <text:p text:style-name="P1"><text:tab/>Vorraussetzungen für die Arbeit </text:p>
      <text:p text:style-name="P1"><text:tab/><text:tab/>Kernel beschreiben</text:p>
      <text:p text:style-name="P1"><text:tab/><text:tab/>Take-Grant Modell beschreiben</text:p>
      <text:p text:style-name="P1"><text:tab/><text:tab/>Noninterference beschreiben</text:p>
      <text:p text:style-name="P1"/>
      <text:p text:style-name="P1"><text:tab/><text:span text:style-name="T1">Formalisierung des Modells</text:span></text:p>
      <text:p text:style-name="P1"/>
      <text:p text:style-name="P1"><text:tab/><text:span text:style-name="T1">Verifikation der Noninterference Eigenschaften für die verschiedenen Systemoperationen. </text:span></text:p>
      <text:p text:style-name="P1"/>
      <text:p text:style-name="P1"><text:tab/><text:span text:style-name="T1">Ausblick</text:span></text:p>
      <text:p text:style-name="P1"><text:tab/><text:tab/><text:span text:style-name="T1">Implementierung der Verifikation in Isabelle / HOL </text:span></text:p>
      <text:p text:style-name="P1"><text:tab/><text:tab/><text:span text:style-name="T1">Direkten Beweis für die Korrektheit des Modells (Hoare Logik)</text:span></text:p>
      <text:p text:style-name="P1"/>
      <text:p text:style-name="P1"/>
      <text:p text:style-name="P1"/>
      <text:p text:style-name="P1"/>
      <text:p text:style-name="P1"/>
      <text:p text:style-name="P1"/>
      <text:p text:style-name="P1"/>
      <text:p text:style-name="P1"/>
      <text:p text:style-name="P6"><text:soft-page-break/>Heutzutage ist Sicherheit ein immer wichtigerer Aspekt für uns alle. Wir beschäftigen uns mit der Frage, wie viel wir andere in unser Leben lassen wollen. Je mehr Bereiche in unserem Leben durch Computerprogramme ersetzen lassen oder über diese interagieren, umso wichtiger wird auch die Sicherheit in diesen Bereichen. <text:span text:style-name="T2">Beeindruckende Beispiele für Sicherheitslücken in der privaten Umgebung gibt es ausreichend. Sehr aktuell sind dabei für viele die Sicherheitslücken z.B in SmartTVs. Mit wenig Programmierkenntnissen lassen sich in vielen Haushalten Passwörter, Chats, E-Mails, … abfangen. </text:span></text:p>
      <text:p text:style-name="P7">Immer wichtiger werden auch die in Autos oder auch Flugzeugen eingebauten Systeme. Hier setzen wir es als selbstverständlich voraus, dass die Systeme sicher sind. Dass keine Fehler enthalten, die z.B. die Distanzmessung plötzlich verrückt spielen lassen und v.a. auch, dass sie nicht einfach gehackt und die Steuerung von außen übernommen werden kann. Dass dies nicht so trivial ist, wie wir oft denken, haben viele Beispiele gezei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21:11:32.053146206</meta:creation-date>
    <dc:date>2018-07-19T11:36:34.970651137</dc:date>
    <meta:editing-duration>PT27M57S</meta:editing-duration>
    <meta:editing-cycles>3</meta:editing-cycles>
    <meta:generator>LibreOffice/5.1.6.2$Linux_X86_64 LibreOffice_project/10m0$Build-2</meta:generator>
    <meta:document-statistic meta:table-count="0" meta:image-count="0" meta:object-count="0" meta:page-count="2" meta:paragraph-count="33" meta:word-count="285" meta:character-count="2246" meta:non-whitespace-character-count="1956"/>
  </office:meta>
</office:document-meta>
</file>